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ourier new" svg:font-family="'courier new', courie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text-properties fo:font-size="18pt" style:font-size-asian="18pt" style:font-size-complex="18pt"/>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0a83e0"/>
    </style:style>
    <style:style style:name="P4" style:family="paragraph" style:parent-style-name="Standard">
      <style:paragraph-properties fo:text-align="justify" style:justify-single-word="false"/>
      <style:text-properties officeooo:paragraph-rsid="00101d3e"/>
    </style:style>
    <style:style style:name="P5" style:family="paragraph" style:parent-style-name="Standard">
      <style:paragraph-properties fo:text-align="justify" style:justify-single-word="false"/>
      <style:text-properties officeooo:rsid="000e6b6d" officeooo:paragraph-rsid="000e6b6d"/>
    </style:style>
    <style:style style:name="P6" style:family="paragraph" style:parent-style-name="Standard">
      <style:paragraph-properties fo:text-align="justify" style:justify-single-word="false"/>
      <style:text-properties officeooo:rsid="000eadb0" officeooo:paragraph-rsid="000eadb0"/>
    </style:style>
    <style:style style:name="P7" style:family="paragraph" style:parent-style-name="Text_20_body">
      <style:paragraph-properties fo:text-align="justify" style:justify-single-word="false"/>
    </style:style>
    <style:style style:name="T1" style:family="text">
      <style:text-properties fo:color="#ff0000"/>
    </style:style>
    <style:style style:name="T2" style:family="text">
      <style:text-properties style:font-name="courier new"/>
    </style:style>
    <style:style style:name="T3" style:family="text">
      <style:text-properties officeooo:rsid="000ff119"/>
    </style:style>
    <style:style style:name="T4" style:family="text">
      <style:text-properties officeooo:rsid="00101d3e"/>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Lesson 1: What are Data Structures?</text:h>
      <text:p text:style-name="P2"><text:span text:style-name="Strong_20_Emphasis"/></text:p>
      <text:p text:style-name="P2"><text:span text:style-name="Strong_20_Emphasis">Data Structures:</text:span> Approaches to organizing abstract data types, such that the data can be accessed efficiently.</text:p>
      <text:p text:style-name="P7"><text:span text:style-name="Strong_20_Emphasis"/></text:p>
      <text:p text:style-name="P7"><text:span text:style-name="Strong_20_Emphasis">List-Like Structures:</text:span> Also referred to as sequences and collections, a data structure that holds <text:span text:style-name="T1">multiple individual values gathered together under one variable name</text:span>, accessed via indices. This includes structures like lists, arrays, and tuples. Lists are simultaneously a general type of data structure and a specific data type in some languages.</text:p>
      <text:p text:style-name="Text_20_body"><text:span text:style-name="Strong_20_Emphasis">Index:</text:span> A number used to access a particular element from a list-like data structure. Traditionally, most programming languages assign the first item of a list-like data structure the index 0.</text:p>
      <text:p text:style-name="P2"/>
      <text:p text:style-name="P7"><text:span text:style-name="Strong_20_Emphasis">String:</text:span> <text:span text:style-name="T1">A data structure that holds a list</text:span>, or a string, <text:span text:style-name="T1">of characters</text:span>.</text:p>
      <text:p text:style-name="Text_20_body"><text:span text:style-name="Strong_20_Emphasis">Lists:</text:span> <text:span text:style-name="T1">A data structure that holds multiple individual values</text:span> gathered together under one variable name, accessed via indices. Similar to arrays and tuples.</text:p>
      <text:p text:style-name="Text_20_body"><text:span text:style-name="Strong_20_Emphasis">File Input and Output:</text:span> The complementary processes of saving data to a file and loading data from a file, generally such that the state of the memory of the program is the same after saving and loading have occurred.</text:p>
      <text:p text:style-name="Text_20_body"><text:span text:style-name="Strong_20_Emphasis">Dictionaries:</text:span> <text:span text:style-name="T1">A data structure comprised of key-value pairs</text:span>, where a key is entered into the dictionary to get out a value. Similar to or synonymous with Maps, Associative Arrays, HashMaps, and Hashtables.</text:p>
      <text:p text:style-name="P2"/>
      <text:h text:style-name="P1" text:outline-level="1">Lesson 2: Passing by Value vs. Passing by Reference</text:h>
      <text:p text:style-name="P2"/>
      <text:h text:style-name="P1" text:outline-level="1">Lesson 3: Passing by Value and Reference in Python</text:h>
      <text:p text:style-name="P2"/>
      <text:p text:style-name="P3">Python deals with passing-by-value and passing-by-reference a little strangely. </text:p>
      <text:p text:style-name="P3"/>
      <text:p text:style-name="P3">In reality, <text:span text:style-name="T1">everything is passed by reference</text:span>, but because of some details we'll cover next lesson, i<text:span text:style-name="T1">t often appears to be passing by value</text:span>.</text:p>
      <text:p text:style-name="P2"/>
      <text:p text:style-name="P2">For now it's sufficient to know there are some data types for which Python effectively passes by value. But for the majority of data types, Python passes by reference. When you send a variable into a function, the function can modify your copy of that variable.</text:p>
      <text:p text:style-name="P2"/>
      <text:p text:style-name="P2">You might notice something in these examples: generally, if we modify a variable's value using a method (like <text:span text:style-name="T2">my_list.append("An Item")</text:span>), then usually it mirrors the "assignment by reference" idea. If we modify a variable's value using an operator (like <text:span text:style-name="T2">my_int += 1</text:span> or <text:span text:style-name="T2">my_string = my_string + "1"</text:span>), then it mirrors the "assignment by value" idea. That's because operators usually only work on more "primitive" data types, and more "primitive" data types are usually assigned or passed "by value".</text:p>
      <text:h text:style-name="P1" text:outline-level="1"><text:soft-page-break/>Lesson 4: Mutability in Python</text:h>
      <text:p text:style-name="P2"/>
      <text:p text:style-name="P7"><text:span text:style-name="Strong_20_Emphasis">Mutable Variable:</text:span> A variable whose value can change after it has been declared.</text:p>
      <text:p text:style-name="Text_20_body"><text:span text:style-name="Strong_20_Emphasis">Immutable Variable:</text:span> A variable whose value cannot change after it has been declared.</text:p>
      <text:p text:style-name="P2">All variables in Python are passed by reference. However, we saw some appear to act as if they're passed by value. The reason they acted this way is because they were immutable. Keep watching and we'll explore that more.</text:p>
      <text:p text:style-name="P2"/>
      <text:p text:style-name="P5"><text:span text:style-name="T1">Integers</text:span>, <text:span text:style-name="T1">float</text:span>, <text:span text:style-name="T1">strings</text:span>, and <text:span text:style-name="T1">some other data types</text:span> in python are called immutable data type.</text:p>
      <text:p text:style-name="P2"/>
      <text:p text:style-name="P6">When the value of two immutable variables are the same, their memory locations will be the same in the memory. If we add or modify its value, its memory location will be changed.</text:p>
      <text:p text:style-name="P6"/>
      <text:p text:style-name="P6">When we add something to a list variable, its memory location will not change. However, if we assign a new value for the same list, its memory address will be changed. Different <text:span text:style-name="T3">list variables with the same contents will not have the same memory locations.</text:span></text:p>
      <text:p text:style-name="P2"/>
      <text:h text:style-name="P1" text:outline-level="1">Lesson 5: A Brief Introduction to Methods</text:h>
      <text:p text:style-name="P2"/>
      <text:p text:style-name="P4"><text:span text:style-name="T4">The difference between function and Method is subtle. <text:s/></text:span>The functions we've defined have been defined at the top level of our programs. We've created them before actually writing the body of our programs, and that's why they're visible. Methods, on the other hand, are contained within data types. Instead of just calling them directly like functions, we have to first say which variable we're referring to and then call the method inside that variable. So <text:span text:style-name="T1">a method is a function contained inside a data structure</text:span>.</text:p>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ourier new" svg:font-family="'courier new', courie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3T16:58:40.601737362</meta:creation-date>
    <dc:date>2022-01-23T21:42:21.469578661</dc:date>
    <meta:editing-duration>PT39M2S</meta:editing-duration>
    <meta:editing-cycles>2</meta:editing-cycles>
    <meta:generator>LibreOffice/6.4.7.2$Linux_X86_64 LibreOffice_project/40$Build-2</meta:generator>
    <meta:document-statistic meta:table-count="0" meta:image-count="0" meta:object-count="0" meta:page-count="2" meta:paragraph-count="23" meta:word-count="641" meta:character-count="3903" meta:non-whitespace-character-count="3283"/>
  </office:meta>
</office:document-meta>
</file>